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4000002DCF3340716BBB864BD.png" manifest:media-type="image/png"/>
  <manifest:file-entry manifest:full-path="Pictures/10000201000004820000032C0FB4E1C7D2DB5969.png" manifest:media-type="image/png"/>
  <manifest:file-entry manifest:full-path="Pictures/1000020100000481000003B86A63E7E803420614.png" manifest:media-type="image/png"/>
  <manifest:file-entry manifest:full-path="Pictures/1000020100000151000000A1ADEF377DA9B24792.png" manifest:media-type="image/png"/>
  <manifest:file-entry manifest:full-path="Pictures/10000201000005A9000003AEE338FD467DC2293E.png" manifest:media-type="image/png"/>
  <manifest:file-entry manifest:full-path="Pictures/10000000000007800000050094185603E421DFF1.jpg" manifest:media-type="image/jpeg"/>
  <manifest:file-entry manifest:full-path="Pictures/1000065300001BE400000D5700C52CFF8D66694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990099" draw:textarea-vertical-align="middle"/>
    </style:style>
    <style:style style:name="gr5" style:family="graphic" style:parent-style-name="standard">
      <style:graphic-properties draw:stroke="none" draw:fill-color="#cc3300" draw:textarea-vertical-align="middle"/>
    </style:style>
    <style:style style:name="pr1" style:family="presentation" style:parent-style-name="Default-title">
      <style:graphic-properties draw:auto-grow-height="true" fo:min-height="6.351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7.9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cm" fo:margin-bottom="0cm" fo:line-height="100%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line-height="75%"/>
    </style:style>
    <style:style style:name="P5" style:family="paragraph">
      <style:paragraph-properties fo:line-height="75%"/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line-height="100%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P9" style:family="paragraph">
      <loext:graphic-properties draw:fill-color="#990099"/>
      <style:paragraph-properties fo:text-align="center"/>
    </style:style>
    <style:style style:name="P10" style:family="paragraph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P11" style:family="paragraph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P12" style:family="paragraph">
      <loext:graphic-properties draw:fill-color="#cc33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P15" style:family="paragraph">
      <style:paragraph-properties fo:line-height="100%"/>
    </style:style>
    <style:style style:name="T1" style:family="text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color="#ffffff" style:font-name="Open Sans Semibold" fo:font-size="66pt" fo:font-weight="normal" style:font-size-asian="66pt" style:font-weight-asian="normal" style:font-size-complex="66pt" style:font-weight-complex="normal"/>
    </style:style>
    <style:style style:name="T3" style:family="text"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6" style:family="text"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ffffff" style:font-name="Open Sans Semibold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3" draw:layer="layout" svg:width="25.199cm" svg:height="6.351cm" svg:x="1.4cm" svg:y="7.714cm" presentation:class="title" presentation:user-transformed="true">
          <draw:text-box>
            <text:p text:style-name="P2"><text:span text:style-name="T1">Join the</text:span><text:span text:style-name="T1"><text:line-break/></text:span><text:span text:style-name="T2">design team</text:span></text:p>
          </draw:text-box>
        </draw:frame>
        <draw:frame presentation:style-name="pr2" draw:text-style-name="P5" draw:layer="layout" svg:width="25.199cm" svg:height="3.506cm" svg:x="1.401cm" svg:y="17.539cm" presentation:class="title" presentation:user-transformed="true">
          <draw:text-box>
            <text:p text:style-name="P4"><text:span text:style-name="T3">Jan-Christoph Borchardt <text:s text:c="3"/>@jancborchardt</text:span></text:p>
          </draw:text-box>
        </draw:frame>
        <draw:frame draw:style-name="gr2" draw:text-style-name="P6" draw:layer="layout" svg:width="7.139cm" svg:height="3.414cm" svg:x="10.433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ADEF377DA9B2479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8" draw:layer="layout" svg:width="25.199cm" svg:height="6.351cm" svg:x="1.4cm" svg:y="5.414cm" presentation:class="title" presentation:user-transformed="true">
          <draw:text-box>
            <text:p text:style-name="P4"><text:span text:style-name="T1">We keep it simp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4" draw:text-style-name="P9" draw:layer="layout" svg:width="9.144cm" svg:height="4.572cm" svg:x="9.398cm" svg:y="6.418cm" draw:corner-radius="0.5cm">
          <text:p/>
        </draw:rect>
        <draw:frame presentation:style-name="pr2" draw:text-style-name="P10" draw:layer="layout" svg:width="25.199cm" svg:height="3.506cm" svg:x="1.401cm" svg:y="6.837cm" presentation:class="title" presentation:user-transformed="true">
          <draw:text-box>
            <text:p><text:span text:style-name="T1">design</text:span></text:p>
          </draw:text-box>
        </draw:frame>
        <draw:frame presentation:style-name="pr2" draw:text-style-name="P11" draw:layer="layout" svg:width="25.199cm" svg:height="3.506cm" svg:x="1.403cm" svg:y="0.837cm" presentation:class="title" presentation:user-transformed="true">
          <draw:text-box>
            <text:p><text:span text:style-name="T4">Issue tags</text:span></text:p>
          </draw:text-box>
        </draw:frame>
        <draw:rect draw:style-name="gr5" draw:text-style-name="P12" draw:layer="layout" svg:width="11.176cm" svg:height="4.572cm" svg:x="8.382cm" svg:y="12.418cm" draw:corner-radius="0.5cm">
          <text:p/>
        </draw:rect>
        <draw:frame presentation:style-name="pr2" draw:text-style-name="P10" draw:layer="layout" svg:width="25.199cm" svg:height="3.506cm" svg:x="1.402cm" svg:y="12.837cm" presentation:class="title" presentation:user-transformed="true">
          <draw:text-box>
            <text:p><text:span text:style-name="T1">paperc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01cm" svg:y="-0.563cm" presentation:class="title" presentation:user-transformed="true">
          <draw:text-box>
            <text:p><text:span text:style-name="T5">@nextcloud/designers</text:span></text:p>
          </draw:text-box>
        </draw:frame>
        <draw:frame draw:style-name="gr1" draw:text-style-name="P1" draw:layer="layout" svg:width="27.999cm" svg:height="18.201cm" svg:x="0.001cm" svg:y="2.864cm">
          <draw:image xlink:href="Pictures/10000201000005A9000003AEE338FD467DC22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6cm" svg:x="1.403cm" svg:y="0.837cm" presentation:class="title" presentation:user-transformed="true">
          <draw:text-box>
            <text:p><text:span text:style-name="T4">Current: Website</text:span></text:p>
          </draw:text-box>
        </draw:frame>
        <draw:frame draw:style-name="gr2" draw:text-style-name="P6" draw:layer="layout" svg:width="27.177cm" svg:height="22.44cm" svg:x="0.51cm" svg:y="5.5cm">
          <draw:image xlink:href="Pictures/1000020100000481000003B86A63E7E803420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6cm" svg:x="1.403cm" svg:y="0.837cm" presentation:class="title" presentation:user-transformed="true">
          <draw:text-box>
            <text:p><text:span text:style-name="T4">Current: Theming</text:span></text:p>
          </draw:text-box>
        </draw:frame>
        <draw:frame draw:style-name="gr2" draw:text-style-name="P6" draw:layer="layout" svg:width="27.26cm" svg:height="17.261cm" svg:x="0.562cm" svg:y="5.43cm">
          <draw:image xlink:href="Pictures/1000020100000484000002DCF3340716BBB864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6cm" svg:x="1.403cm" svg:y="0.837cm" presentation:class="title" presentation:user-transformed="true">
          <draw:text-box>
            <text:p><text:span text:style-name="T4">Current: Polishing</text:span></text:p>
          </draw:text-box>
        </draw:frame>
        <draw:frame draw:style-name="gr2" draw:text-style-name="P6" draw:layer="layout" svg:width="27.22cm" svg:height="19.153cm" svg:x="0.467cm" svg:y="5.674cm">
          <draw:image xlink:href="Pictures/10000201000004820000032C0FB4E1C7D2DB5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4" draw:text-style-name="P8" draw:layer="layout" svg:width="25.199cm" svg:height="7.938cm" svg:x="1.401cm" svg:y="6.919cm" presentation:class="title" presentation:user-transformed="true">
          <draw:text-box>
            <text:p text:style-name="P15"><text:span text:style-name="T1">Workshop</text:span><text:span text:style-name="T6"><text:line-break/></text:span><text:span text:style-name="T7">tomorrow 13:30</text:span></text:p>
          </draw:text-box>
        </draw:frame>
        <draw:frame draw:style-name="gr2" draw:text-style-name="P6" draw:layer="layout" svg:width="7.139cm" svg:height="3.414cm" svg:x="10.433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ADEF377DA9B2479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üller</meta:initial-creator>
    <meta:creation-date>2014-08-06T09:21:45.055106051</meta:creation-date>
    <dc:date>2016-09-15T23:40:03.906101403</dc:date>
    <meta:editing-duration>PT5H45M44S</meta:editing-duration>
    <meta:editing-cycles>77</meta:editing-cycles>
    <meta:generator>LibreOffice/5.1.4.2$Linux_X86_64 LibreOffice_project/10m0$Build-2</meta:generator>
    <meta:document-statistic meta:object-count="59"/>
  </office:meta>
</office:document-meta>
</file>